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729fcf" draw:textarea-horizontal-align="justify" draw:textarea-vertical-align="middle" draw:auto-grow-height="false" fo:min-height="3.15cm" fo:min-width="2.9cm"/>
    </style:style>
    <style:style style:name="gr2" style:family="graphic" style:parent-style-name="standard">
      <style:graphic-properties draw:stroke="solid" draw:stroke-dash="Line_20_with_20_Fine_20_Dots" svg:stroke-width="0.106cm" svg:stroke-color="#ffffff" draw:marker-start-width="0.358cm" draw:marker-end-width="0.358cm" draw:textarea-horizontal-align="justify" draw:textarea-vertical-align="middle" draw:auto-grow-height="false" fo:min-height="1.82cm" fo:min-width="1.572cm" fo:padding-top="0.177cm" fo:padding-bottom="0.177cm" fo:padding-left="0.302cm" fo:padding-right="0.302cm"/>
    </style:style>
    <style:style style:name="gr3" style:family="graphic" style:parent-style-name="standard">
      <style:graphic-properties draw:stroke="solid" draw:stroke-dash="Line_20_with_20_Fine_20_Dots" svg:stroke-width="0.106cm" svg:stroke-color="#ffffff" draw:marker-start-width="0.358cm" draw:marker-end-width="0.358cm" draw:textarea-horizontal-align="justify" draw:textarea-vertical-align="middle" draw:auto-grow-height="false" fo:min-height="0.56cm" fo:min-width="0.999cm" fo:padding-top="0.177cm" fo:padding-bottom="0.177cm" fo:padding-left="0.302cm" fo:padding-right="0.302cm"/>
    </style:style>
    <style:style style:name="gr4" style:family="graphic" style:parent-style-name="standard">
      <style:graphic-properties draw:stroke="solid" draw:stroke-dash="Line_20_with_20_Fine_20_Dots" svg:stroke-width="0.106cm" svg:stroke-color="#ffffff" draw:marker-start-width="0.358cm" draw:marker-end-width="0.358cm" draw:textarea-horizontal-align="justify" draw:textarea-vertical-align="middle" draw:auto-grow-height="false" fo:min-height="0.332cm" fo:min-width="0.542cm" fo:padding-top="0.177cm" fo:padding-bottom="0.177cm" fo:padding-left="0.302cm" fo:padding-right="0.302cm"/>
    </style:style>
    <style:style style:name="gr5" style:family="graphic" style:parent-style-name="standard">
      <style:graphic-properties draw:stroke="solid" draw:stroke-dash="Line_20_with_20_Fine_20_Dots" svg:stroke-width="0.106cm" svg:stroke-color="#ffffff" draw:marker-start-width="0.358cm" draw:marker-end-width="0.358cm" draw:textarea-horizontal-align="justify" draw:textarea-vertical-align="middle" draw:auto-grow-height="false" fo:min-height="0.332cm" fo:min-width="0cm" fo:padding-top="0.177cm" fo:padding-bottom="0.177cm" fo:padding-left="0.302cm" fo:padding-right="0.302cm"/>
    </style:style>
    <style:style style:name="gr6" style:family="graphic" style:parent-style-name="standard">
      <style:graphic-properties svg:stroke-color="#729fcf" draw:fill-color="#729fcf" draw:textarea-horizontal-align="justify" draw:textarea-vertical-align="middle" draw:auto-grow-height="false" fo:min-height="0.43cm" fo:min-width="2.492cm"/>
    </style:style>
    <style:style style:name="gr7" style:family="graphic" style:parent-style-name="standard">
      <style:graphic-properties svg:stroke-color="#729fcf" draw:fill-color="#729fcf" draw:textarea-horizontal-align="justify" draw:textarea-vertical-align="middle" draw:auto-grow-height="false" fo:min-height="3.15cm" fo:min-width="2.9cm"/>
    </style:style>
    <style:style style:name="gr8" style:family="graphic" style:parent-style-name="standard">
      <style:graphic-properties svg:stroke-width="0.106cm" svg:stroke-color="#ffffff" draw:marker-start-width="0.359cm" draw:marker-end-width="0.359cm" draw:textarea-horizontal-align="justify" draw:textarea-vertical-align="middle" draw:auto-grow-height="false" fo:min-height="0.464cm" fo:min-width="1.656cm" fo:padding-top="0.178cm" fo:padding-bottom="0.178cm" fo:padding-left="0.303cm" fo:padding-right="0.303cm"/>
    </style:style>
    <style:style style:name="gr9" style:family="graphic" style:parent-style-name="standard">
      <style:graphic-properties svg:stroke-width="0.018cm" svg:stroke-color="#729fcf" draw:marker-start-width="0.227cm" draw:marker-end-width="0.227cm" draw:textarea-horizontal-align="justify" draw:textarea-vertical-align="middle" draw:auto-grow-height="false" fo:min-height="3.132cm" fo:min-width="2.882cm" fo:padding-top="0.134cm" fo:padding-bottom="0.134cm" fo:padding-left="0.259cm" fo:padding-right="0.259cm"/>
    </style:style>
    <style:style style:name="gr10" style:family="graphic" style:parent-style-name="standard">
      <style:graphic-properties svg:stroke-width="0.106cm" svg:stroke-color="#ffffff" draw:marker-start-width="0.359cm" draw:marker-end-width="0.359cm" draw:textarea-horizontal-align="justify" draw:textarea-vertical-align="middle" draw:auto-grow-height="false" fo:min-height="0.414cm" fo:min-width="0.164cm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ffffff" draw:marker-start-width="0.359cm" draw:marker-end-width="0.359cm" draw:fill-color="#729fcf" draw:textarea-horizontal-align="justify" draw:textarea-vertical-align="middle" draw:auto-grow-height="false" fo:min-height="1.457cm" fo:min-width="0.528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ffffff" draw:marker-start-width="0.359cm" draw:marker-end-width="0.359cm" draw:fill-color="#729fcf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14" style:family="graphic" style:parent-style-name="standard">
      <style:graphic-properties svg:stroke-color="#729fcf" draw:textarea-horizontal-align="justify" draw:textarea-vertical-align="middle" draw:auto-grow-height="false" fo:min-height="3.15cm" fo:min-width="2.875cm"/>
    </style:style>
    <style:style style:name="gr15" style:family="graphic" style:parent-style-name="standard">
      <style:graphic-properties svg:stroke-width="0.106cm" svg:stroke-color="#ffffff" draw:marker-start-width="0.359cm" draw:marker-end-width="0.359cm" draw:fill-color="#729fcf" draw:textarea-vertical-align="middle" draw:auto-grow-height="false" fo:min-height="0.844cm" fo:min-width="1.394cm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ffffff" draw:marker-start-width="0.359cm" draw:marker-end-width="0.359cm" draw:fill-color="#729fcf" draw:textarea-horizontal-align="justify" draw:textarea-vertical-align="middle" draw:auto-grow-height="false" fo:min-height="0.21cm" fo:min-width="0cm" fo:padding-top="0.178cm" fo:padding-bottom="0.178cm" fo:padding-left="0.303cm" fo:padding-right="0.303cm"/>
    </style:style>
    <style:style style:name="gr17" style:family="graphic" style:parent-style-name="standard">
      <style:graphic-properties svg:stroke-color="#729fcf" draw:fill-color="#729fcf" draw:textarea-horizontal-align="justify" draw:textarea-vertical-align="middle" draw:auto-grow-height="false" fo:min-height="0.43cm" fo:min-width="2.47cm"/>
    </style:style>
    <style:style style:name="gr18" style:family="graphic" style:parent-style-name="standard">
      <style:graphic-properties svg:stroke-width="0.106cm" svg:stroke-color="#ffffff" draw:marker-start-width="0.359cm" draw:marker-end-width="0.359cm" draw:textarea-horizontal-align="justify" draw:textarea-vertical-align="middle" draw:auto-grow-height="false" fo:min-height="1.844cm" fo:min-width="0.594cm" fo:padding-top="0.178cm" fo:padding-bottom="0.178cm" fo:padding-left="0.303cm" fo:padding-right="0.303cm"/>
    </style:style>
    <style:style style:name="gr19" style:family="graphic" style:parent-style-name="standard">
      <style:graphic-properties draw:stroke="solid" svg:stroke-width="0.106cm" svg:stroke-color="#ffffff" draw:marker-start-width="0.359cm" draw:marker-end-width="0.359cm" draw:textarea-horizontal-align="justify" draw:textarea-vertical-align="middle" draw:auto-grow-height="false" fo:min-height="0.144cm" fo:min-width="0.794cm" fo:padding-top="0.178cm" fo:padding-bottom="0.178cm" fo:padding-left="0.303cm" fo:padding-right="0.303cm"/>
    </style:style>
    <style:style style:name="gr20" style:family="graphic" style:parent-style-name="standard">
      <style:graphic-properties svg:stroke-width="0.106cm" svg:stroke-color="#ffffff" draw:marker-start-width="0.359cm" draw:marker-end-width="0.359cm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svg:stroke-color="#ffffff" draw:marker-start-width="0.359cm" draw:marker-end-width="0.359cm" draw:textarea-vertical-align="middle" draw:auto-grow-height="false" fo:min-height="1.444cm" fo:min-width="1.3cm" fo:padding-top="0.178cm" fo:padding-bottom="0.178cm" fo:padding-left="0.303cm" fo:padding-right="0.303cm"/>
    </style:style>
    <style:style style:name="gr22" style:family="graphic" style:parent-style-name="standard">
      <style:graphic-properties draw:textarea-horizontal-align="justify" draw:textarea-vertical-align="middle" draw:auto-grow-height="false" fo:min-height="3.15cm" fo:min-width="2.9cm"/>
    </style:style>
    <style:style style:name="gr23" style:family="graphic" style:parent-style-name="standard">
      <style:graphic-properties svg:stroke-width="0.106cm" svg:stroke-color="#ffffff" draw:marker-start-width="0.359cm" draw:marker-end-width="0.359cm" draw:textarea-horizontal-align="justify" draw:textarea-vertical-align="middle" draw:auto-grow-height="false" fo:min-height="1.15cm" fo:min-width="0.5cm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svg:stroke-color="#ffffff" draw:marker-start-width="0.359cm" draw:marker-end-width="0.359cm" draw:fill-color="#729fcf" draw:textarea-horizontal-align="justify" draw:textarea-vertical-align="middle" draw:auto-grow-height="false" fo:min-height="0.385cm" fo:min-width="0cm" fo:padding-top="0.178cm" fo:padding-bottom="0.178cm" fo:padding-left="0.303cm" fo:padding-right="0.303cm"/>
    </style:style>
    <style:style style:name="gr25" style:family="graphic" style:parent-style-name="standard">
      <style:graphic-properties draw:fill-color="#00331a" draw:textarea-horizontal-align="justify" draw:textarea-vertical-align="middle" draw:auto-grow-height="false" fo:min-height="0.75cm" fo:min-width="0.5cm"/>
    </style:style>
    <style:style style:name="gr26" style:family="graphic" style:parent-style-name="standard">
      <style:graphic-properties draw:fill-color="#00331a" draw:textarea-horizontal-align="justify" draw:textarea-vertical-align="middle" draw:auto-grow-height="false" fo:min-height="0.749cm" fo:min-width="0.499cm"/>
    </style:style>
    <style:style style:name="gr27" style:family="graphic" style:parent-style-name="standard">
      <style:graphic-properties draw:fill-color="#003366" draw:textarea-horizontal-align="justify" draw:textarea-vertical-align="middle" draw:auto-grow-height="false" fo:min-height="0.351cm" fo:min-width="0.101cm"/>
    </style:style>
    <style:style style:name="gr28" style:family="graphic" style:parent-style-name="standard">
      <style:graphic-properties svg:stroke-width="0.053cm" svg:stroke-color="#ffffff" draw:marker-start-width="0.28cm" draw:marker-end-width="0.28cm" draw:textarea-horizontal-align="justify" draw:textarea-vertical-align="middle" draw:auto-grow-height="false" fo:min-height="0.146cm" fo:min-width="0cm" fo:padding-top="0.152cm" fo:padding-bottom="0.152cm" fo:padding-left="0.277cm" fo:padding-right="0.277cm"/>
    </style:style>
    <style:style style:name="gr29" style:family="graphic" style:parent-style-name="standard">
      <style:graphic-properties svg:stroke-width="0.053cm" svg:stroke-color="#ffffff" draw:marker-start-width="0.28cm" draw:marker-end-width="0.28cm" draw:textarea-horizontal-align="justify" draw:textarea-vertical-align="middle" draw:auto-grow-height="false" fo:min-height="0.146cm" fo:min-width="0.5cm" fo:padding-top="0.152cm" fo:padding-bottom="0.152cm" fo:padding-left="0.277cm" fo:padding-right="0.277cm"/>
    </style:style>
    <style:style style:name="gr30" style:family="graphic" style:parent-style-name="standard">
      <style:graphic-properties svg:stroke-color="#729fcf" draw:textarea-horizontal-align="justify" draw:textarea-vertical-align="middle" draw:auto-grow-height="false" fo:min-height="0.882cm" fo:min-width="0.632cm"/>
    </style:style>
    <style:style style:name="gr31" style:family="graphic" style:parent-style-name="objectwithoutfill">
      <style:graphic-properties svg:stroke-width="0.053cm" svg:stroke-color="#ffffff" draw:marker-start-width="0.28cm" draw:marker-end-width="0.28cm" draw:fill="none" draw:textarea-vertical-align="middle" fo:padding-top="0.152cm" fo:padding-bottom="0.152cm" fo:padding-left="0.277cm" fo:padding-right="0.277cm"/>
    </style:style>
    <style:style style:name="gr32" style:family="graphic" style:parent-style-name="objectwithoutfill">
      <style:graphic-properties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svg:stroke-width="0.053cm" svg:stroke-color="#ffffff" draw:marker-start-width="0.28cm" draw:marker-end-width="0.28cm" draw:textarea-horizontal-align="justify" draw:textarea-vertical-align="middle" draw:auto-grow-height="false" fo:min-height="0.034cm" fo:min-width="0cm" fo:padding-top="0.152cm" fo:padding-bottom="0.152cm" fo:padding-left="0.277cm" fo:padding-right="0.277cm"/>
    </style:style>
    <style:style style:name="gr34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1.7cm"/>
    </style:style>
    <style:style style:name="gr35" style:family="graphic" style:parent-style-name="standard">
      <style:graphic-properties svg:stroke-width="0.081cm" svg:stroke-color="#ffffff" draw:marker-start-width="0.321cm" draw:marker-end-width="0.321cm" draw:textarea-horizontal-align="justify" draw:textarea-vertical-align="middle" draw:auto-grow-height="false" fo:min-height="0.548cm" fo:min-width="0.862cm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ffffff" draw:marker-start-width="0.321cm" draw:marker-end-width="0.321cm" draw:fill-color="#729fc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7" style:family="graphic" style:parent-style-name="standard">
      <style:graphic-properties draw:stroke="none" svg:stroke-color="#ffffff" draw:textarea-horizontal-align="justify" draw:textarea-vertical-align="middle" draw:auto-grow-height="false" fo:min-height="3.15cm" fo:min-width="2.9cm"/>
    </style:style>
    <style:style style:name="gr38" style:family="graphic" style:parent-style-name="standard">
      <style:graphic-properties draw:stroke="none" svg:stroke-color="#ffffff" draw:fill-color="#729fcf" draw:textarea-horizontal-align="justify" draw:textarea-vertical-align="middle" draw:auto-grow-height="false" fo:min-height="0.43cm" fo:min-width="2.492cm"/>
    </style:style>
    <style:style style:name="gr39" style:family="graphic" style:parent-style-name="standard">
      <style:graphic-properties svg:stroke-width="0.106cm" svg:stroke-color="#ffffff" draw:marker-start-width="0.359cm" draw:marker-end-width="0.359cm" draw:textarea-horizontal-align="justify" draw:textarea-vertical-align="middle" draw:auto-grow-height="false" fo:min-height="1.044cm" fo:min-width="0.394cm" fo:padding-top="0.178cm" fo:padding-bottom="0.178cm" fo:padding-left="0.303cm" fo:padding-right="0.303cm"/>
    </style:style>
    <style:style style:name="gr40" style:family="graphic" style:parent-style-name="standard">
      <style:graphic-properties svg:stroke-width="0.081cm" svg:stroke-color="#ffffff" draw:marker-start-width="0.321cm" draw:marker-end-width="0.321cm" draw:textarea-horizontal-align="justify" draw:textarea-vertical-align="middle" draw:auto-grow-height="false" fo:min-height="0.52cm" fo:min-width="0.834cm" fo:padding-top="0.165cm" fo:padding-bottom="0.165cm" fo:padding-left="0.29cm" fo:padding-right="0.29cm"/>
    </style:style>
    <style:style style:name="gr41" style:family="graphic" style:parent-style-name="standard">
      <style:graphic-properties svg:stroke-width="0.106cm" svg:stroke-color="#ffffff" draw:marker-start-width="0.359cm" draw:marker-end-width="0.359cm" draw:textarea-horizontal-align="justify" draw:textarea-vertical-align="middle" draw:auto-grow-height="false" fo:min-height="0.532cm" fo:min-width="1.453cm" fo:padding-top="0.178cm" fo:padding-bottom="0.178cm" fo:padding-left="0.303cm" fo:padding-right="0.303cm"/>
    </style:style>
    <style:style style:name="gr42" style:family="graphic" style:parent-style-name="standard">
      <style:graphic-properties svg:stroke-width="0.081cm" svg:stroke-color="#ffffff" draw:marker-start-width="0.321cm" draw:marker-end-width="0.321cm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43" style:family="graphic" style:parent-style-name="standard">
      <style:graphic-properties svg:stroke-width="0.081cm" svg:stroke-color="#ffffff" draw:marker-start-width="0.321cm" draw:marker-end-width="0.321cm" draw:fill-color="#729fcf" draw:textarea-horizontal-align="justify" draw:textarea-vertical-align="middle" draw:auto-grow-height="false" fo:min-height="1.75cm" fo:min-width="1.5cm" fo:padding-top="0.165cm" fo:padding-bottom="0.165cm" fo:padding-left="0.29cm" fo:padding-right="0.29cm"/>
    </style:style>
    <style:style style:name="gr44" style:family="graphic" style:parent-style-name="standard">
      <style:graphic-properties svg:stroke-width="0.081cm" svg:stroke-color="#ffffff" draw:marker-start-width="0.321cm" draw:marker-end-width="0.321cm" draw:fill-color="#729fcf" draw:textarea-horizontal-align="justify" draw:textarea-vertical-align="middle" draw:auto-grow-height="false" fo:min-height="0.35cm" fo:min-width="1.5cm" fo:padding-top="0.165cm" fo:padding-bottom="0.165cm" fo:padding-left="0.29cm" fo:padding-right="0.29cm"/>
    </style:style>
    <style:style style:name="gr45" style:family="graphic" style:parent-style-name="standard">
      <style:graphic-properties svg:stroke-width="0.106cm" svg:stroke-color="#ffffff" draw:marker-start-width="0.359cm" draw:marker-end-width="0.359cm" draw:textarea-horizontal-align="justify" draw:textarea-vertical-align="middle" draw:auto-grow-height="false" fo:min-height="0.434cm" fo:min-width="0.794cm" fo:padding-top="0.178cm" fo:padding-bottom="0.178cm" fo:padding-left="0.303cm" fo:padding-right="0.303cm"/>
    </style:style>
    <style:style style:name="gr46" style:family="graphic" style:parent-style-name="objectwithoutfill">
      <style:graphic-properties svg:stroke-width="0.081cm" svg:stroke-color="#ffffff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48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14pt"/>
    </style:style>
    <style:style style:name="P2" style:family="paragraph">
      <style:paragraph-properties fo:text-align="center"/>
    </style:style>
    <style:style style:name="P3" style:family="paragraph">
      <loext:graphic-properties draw:fill-color="#729fcf"/>
      <style:paragraph-properties fo:text-align="center"/>
      <style:text-properties fo:color="#ffffff" fo:font-size="14pt"/>
    </style:style>
    <style:style style:name="P4" style:family="paragraph">
      <loext:graphic-properties draw:fill-color="#729fcf"/>
      <style:paragraph-properties fo:text-align="center"/>
      <style:text-properties fo:font-size="14pt"/>
    </style:style>
    <style:style style:name="P5" style:family="paragraph">
      <loext:graphic-properties draw:fill="none"/>
      <style:paragraph-properties fo:text-align="center"/>
      <style:text-properties fo:font-size="14pt"/>
    </style:style>
    <style:style style:name="P6" style:family="paragraph">
      <loext:graphic-properties draw:fill-color="#729fcf"/>
      <style:paragraph-properties fo:text-align="center"/>
      <style:text-properties fo:color="#ffffff" fo:font-size="14pt" fo:font-weight="normal" style:font-size-asian="14pt" style:font-weight-asian="normal" style:font-size-complex="14pt" style:font-weight-complex="normal"/>
    </style:style>
    <style:style style:name="P7" style:family="paragraph">
      <loext:graphic-properties draw:fill-color="#00331a"/>
      <style:paragraph-properties fo:text-align="center"/>
      <style:text-properties fo:font-size="14pt"/>
    </style:style>
    <style:style style:name="P8" style:family="paragraph">
      <loext:graphic-properties draw:fill-color="#003366"/>
      <style:paragraph-properties fo:text-align="center"/>
      <style:text-properties fo:color="#339966" fo:font-size="14pt"/>
    </style:style>
    <style:style style:name="P9" style:family="paragraph">
      <loext:graphic-properties draw:fill-color="#ffffff"/>
      <style:paragraph-properties fo:text-align="center"/>
      <style:text-properties fo:font-size="14pt"/>
    </style:style>
    <style:style style:name="P10" style:family="paragraph">
      <loext:graphic-properties draw:fill-color="#729fcf"/>
      <style:paragraph-properties fo:text-align="center"/>
      <style:text-properties fo:color="#ffffff" fo:font-size="14pt" fo:font-weight="normal" style:font-size-asian="16pt" style:font-weight-asian="normal" style:font-size-complex="16pt" style:font-weight-complex="normal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ffffff"/>
    </style:style>
    <style:style style:name="T1" style:family="text">
      <style:text-properties fo:color="#ffffff" fo:font-size="14pt"/>
    </style:style>
    <style:style style:name="T2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339966" fo:font-size="14pt"/>
    </style:style>
    <style:style style:name="T4" style:family="text">
      <style:text-properties fo:color="#ffffff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g>
          <draw:custom-shape draw:style-name="gr1" draw:text-style-name="P1" draw:layer="layout" svg:width="3.4cm" svg:height="3.4cm" svg:x="2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2.176cm" svg:height="2.176cm" svg:x="2.68cm" svg:y="2.2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603cm" svg:height="0.916cm" svg:x="2.909cm" svg:y="2.2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146cm" svg:height="0.688cm" svg:x="3.138cm" svg:y="3.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572cm" svg:height="0.688cm" svg:x="3.712cm" svg:y="3.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2.992cm" svg:height="0.68cm" svg:x="2.205cm" svg:y="4.584cm">
            <text:p text:style-name="P2"><text:span text:style-name="T1">Guarda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4" draw:layer="layout" svg:width="3.4cm" svg:height="3.4cm" svg:x="6cm" svg:y="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2.584cm" svg:height="1.64cm" svg:x="6.341cm" svg:y="2.5cm">
            <text:p/>
            <draw:enhanced-geometry svg:viewBox="0 0 21600 21600" draw:text-areas="?f7 ?f0 21600 ?f2" draw:type="left-arrow" draw:modifiers="8113.57833655706 4949.1773308958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3" draw:layer="layout" svg:width="2.992cm" svg:height="0.68cm" svg:x="6.341cm" svg:y="4.448cm">
            <text:p text:style-name="P2"><text:span text:style-name="T1">Regresa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" draw:layer="layout" svg:width="3.4cm" svg:height="3.4cm" svg:x="10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1.088cm" svg:height="1.088cm" svg:x="10.749cm" svg:y="2.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5" draw:layer="layout" svg:x1="11.7cm" svg:y1="3.632cm" svg:x2="12.516cm" svg:y2="4.448cm">
            <text:p/>
          </draw:line>
          <draw:custom-shape draw:style-name="gr6" draw:text-style-name="P3" draw:layer="layout" svg:width="2.992cm" svg:height="0.68cm" svg:x="10.205cm" svg:y="4.448cm">
            <text:p text:style-name="P2"><text:span text:style-name="T1">Busca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1" draw:layer="layout" svg:width="3.4cm" svg:height="3.4cm" svg:x="14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2.992cm" svg:height="0.68cm" svg:x="14.205cm" svg:y="4.448cm">
            <text:p text:style-name="P2"><text:span text:style-name="T2">Petición</text:span></text:p>
            <text:p text:style-name="P2"><text:span text:style-name="T2">Cuestionar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1.134cm" svg:height="1.813cm" svg:x="15.247cm" svg:y="2.227cm">
            <text:p text:style-name="P2"><text:span text:style-name="T1">?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4" draw:layer="layout" svg:width="0.907cm" svg:height="0.907cm" svg:x="15.927cm" svg:y="3.36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494.3820224719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4" draw:text-style-name="P1" draw:layer="layout" svg:width="3.375cm" svg:height="3.4cm" svg:x="2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4" draw:layer="layout" svg:width="2cm" svg:height="1.2cm" draw:transform="rotate (-1.5707963267949) translate (3.5cm 7.2cm)">
            <text:p/>
            <draw:enhanced-geometry draw:glue-point-type="segments" draw:type="mso-spt100" draw:modifiers="-90 90.083806541177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6" draw:text-style-name="P4" draw:layer="layout" svg:width="0.8cm" svg:height="0.8cm" svg:x="2.5cm" svg:y="6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3" draw:layer="layout" svg:width="2.97cm" svg:height="0.68cm" svg:x="2.1cm" svg:y="8.6cm">
            <text:p text:style-name="P2"><text:span text:style-name="T1">Sali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1.2cm" svg:height="2.2cm" svg:x="3.9cm" svg:y="6.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1.6cm" svg:height="1cm" svg:x="2.5cm" svg:y="7.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" draw:text-style-name="P1" draw:layer="layout" svg:width="0.2cm" svg:height="0.2cm" svg:x="4.7cm" svg:y="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1" draw:layer="layout" svg:width="3.375cm" svg:height="3.4cm" svg:x="6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3" draw:layer="layout" svg:width="2.97cm" svg:height="0.68cm" svg:x="6.2cm" svg:y="8.6cm">
            <text:p text:style-name="P2"><text:span text:style-name="T1">Repeti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" draw:layer="layout" svg:width="1.8cm" svg:height="1.8cm" draw:transform="rotate (-0.785398163397449) translate (7.625cm 6.027cm)">
            <text:p/>
            <draw:enhanced-geometry svg:viewBox="0 0 21600 21600" draw:mirror-horizontal="false" draw:mirror-vertical="false" draw:text-areas="0 0 21600 21600" draw:type="circular-arrow" draw:modifiers="66.1851335090637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custom-shape draw:style-name="gr22" draw:text-style-name="P1" draw:layer="layout" svg:width="3.4cm" svg:height="3.4cm" svg:x="10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2.992cm" svg:height="0.68cm" svg:x="10.201cm" svg:y="8.6cm">
            <text:p text:style-name="P2"><text:span text:style-name="T1">Report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4" draw:layer="layout" svg:width="2cm" svg:height="1.2cm" draw:transform="rotate (-1.5707963267949) translate (11.599cm 7.201cm)">
            <text:p/>
            <draw:enhanced-geometry draw:glue-point-type="segments" draw:type="mso-spt100" draw:modifiers="-90 90.083806541177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6" draw:text-style-name="P4" draw:layer="layout" svg:width="0.8cm" svg:height="0.8cm" svg:x="10.599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1cm" svg:height="1.4cm" svg:x="12cm" svg:y="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3" draw:text-style-name="P4" draw:layer="layout" svg:width="0.296cm" svg:height="0.296cm" draw:transform="rotate (-0.523598775598299) translate (12.856cm 6.61cm)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4" draw:layer="layout" svg:width="0.296cm" svg:height="0.741cm" draw:transform="rotate (-0.523598775598299) translate (12.708cm 6.866cm)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4" draw:layer="layout" svg:width="0.296cm" svg:height="0.296cm" draw:transform="rotate (0.523598775598299) translate (12.19cm 7.657cm)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25" draw:text-style-name="P7" draw:layer="layout" svg:width="1cm" svg:height="1cm" svg:x="3cm" svg:y="12.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7" draw:layer="layout" svg:width="0.999cm" svg:height="0.999cm" svg:x="1.989cm" svg:y="12.501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8" draw:layer="layout" svg:width="0.601cm" svg:height="0.601cm" svg:x="3.189cm" svg:y="12.7cm">
            <text:p text:style-name="P2"><text:span text:style-name="T3">?</text:span>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8" draw:layer="layout" svg:width="0.601cm" svg:height="0.601cm" draw:transform="rotate (-3.14159265358979) translate (2.791cm 13.3cm)">
            <text:p text:style-name="P2"><text:span text:style-name="T3">?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3" draw:text-style-name="P4" draw:layer="layout" svg:width="1cm" svg:height="1cm" draw:transform="rotate (-0.785398163397448) translate (5.1cm 10.39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113.4865134865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2" draw:text-style-name="P1" draw:layer="layout" svg:width="3.4cm" svg:height="3.4cm" svg:x="14cm" svg:y="1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2.992cm" svg:height="0.68cm" svg:x="14.201cm" svg:y="12.6cm">
            <text:p text:style-name="P2"><text:span text:style-name="T1">Ajust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" draw:layer="layout" svg:width="2cm" svg:height="2cm" draw:transform="rotate (-0.785398163397448) translate (15.679cm 9.97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387.40629685157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2cm" svg:height="2cm" svg:x="14.678cm" svg:y="10.38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387.40629685157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" draw:layer="layout" svg:width="1.6cm" svg:height="1.6cm" svg:x="14.878cm" svg:y="10.5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5" draw:layer="layout" svg:x1="15.272cm" svg:y1="10.665cm" svg:x2="15.464cm" svg:y2="10.585cm">
            <text:p/>
          </draw:line>
          <draw:line draw:style-name="gr32" draw:text-style-name="P5" draw:layer="layout" svg:x1="15.898cm" svg:y1="10.585cm" svg:x2="16.09cm" svg:y2="10.69cm">
            <text:p/>
          </draw:line>
          <draw:line draw:style-name="gr31" draw:text-style-name="P5" draw:layer="layout" svg:x1="14.878cm" svg:y1="11.167cm" svg:x2="14.973cm" svg:y2="10.968cm">
            <text:p/>
          </draw:line>
          <draw:line draw:style-name="gr31" draw:text-style-name="P5" draw:layer="layout" svg:x1="14.962cm" svg:y1="11.805cm" svg:x2="14.878cm" svg:y2="11.601cm">
            <text:p/>
          </draw:line>
          <draw:line draw:style-name="gr31" draw:text-style-name="P5" draw:layer="layout" svg:x1="15.468cm" svg:y1="12.185cm" svg:x2="15.261cm" svg:y2="12.106cm">
            <text:p/>
          </draw:line>
          <draw:line draw:style-name="gr31" draw:text-style-name="P5" draw:layer="layout" svg:x1="16.093cm" svg:y1="12.103cm" svg:x2="15.897cm" svg:y2="12.185cm">
            <text:p/>
          </draw:line>
          <draw:line draw:style-name="gr31" draw:text-style-name="P5" draw:layer="layout" svg:x1="16.478cm" svg:y1="11.595cm" svg:x2="16.387cm" svg:y2="11.822cm">
            <text:p/>
          </draw:line>
          <draw:line draw:style-name="gr31" draw:text-style-name="P5" draw:layer="layout" svg:x1="16.401cm" svg:y1="10.982cm" svg:x2="16.478cm" svg:y2="11.184cm">
            <text:p/>
          </draw:line>
          <draw:custom-shape draw:style-name="gr33" draw:text-style-name="P1" draw:layer="layout" svg:width="0.4cm" svg:height="0.4cm" svg:x="15.45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2" draw:text-style-name="P1" draw:layer="layout" svg:width="3.4cm" svg:height="3.4cm" svg:x="14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2.992cm" svg:height="0.68cm" svg:x="14.201cm" svg:y="8.6cm">
            <text:p text:style-name="P2"><text:span text:style-name="T1">Verific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1" draw:text-style-name="P5" draw:layer="layout" svg:x1="14.4cm" svg:y1="7.6cm" svg:x2="15.085cm" svg:y2="8.2cm">
              <text:p/>
            </draw:line>
            <draw:line draw:style-name="gr11" draw:text-style-name="P5" draw:layer="layout" svg:x1="16.4cm" svg:y1="6.5cm" svg:x2="15cm" svg:y2="8.2cm">
              <text:p/>
            </draw:line>
          </draw:g>
          <draw:g>
            <draw:line draw:style-name="gr11" draw:text-style-name="P5" draw:layer="layout" svg:x1="14.8cm" svg:y1="7.6cm" svg:x2="15.485cm" svg:y2="8.2cm">
              <text:p/>
            </draw:line>
            <draw:line draw:style-name="gr11" draw:text-style-name="P5" draw:layer="layout" svg:x1="16.8cm" svg:y1="6.5cm" svg:x2="15.4cm" svg:y2="8.2cm">
              <text:p/>
            </draw:line>
          </draw:g>
          <draw:g>
            <draw:line draw:style-name="gr11" draw:text-style-name="P5" draw:layer="layout" svg:x1="15.2cm" svg:y1="7.6cm" svg:x2="15.885cm" svg:y2="8.2cm">
              <text:p/>
            </draw:line>
            <draw:line draw:style-name="gr11" draw:text-style-name="P5" draw:layer="layout" svg:x1="17.2cm" svg:y1="6.5cm" svg:x2="15.8cm" svg:y2="8.2cm">
              <text:p/>
            </draw:line>
          </draw:g>
        </draw:g>
        <draw:g>
          <draw:custom-shape draw:style-name="gr22" draw:text-style-name="P1" draw:layer="layout" svg:width="3.4cm" svg:height="3.4cm" svg:x="10cm" svg:y="1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2.992cm" svg:height="0.68cm" svg:x="10.201cm" svg:y="12.6cm">
            <text:p text:style-name="P2"><text:span text:style-name="T1">Opcion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" draw:layer="layout" svg:width="1.6cm" svg:height="1.6cm" svg:x="10.878cm" svg:y="10.5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9" draw:layer="layout" svg:width="2.2cm" svg:height="0.159cm" svg:x="10.6cm" svg:y="10.6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9" draw:layer="layout" svg:width="2.2cm" svg:height="0.159cm" svg:x="10.6cm" svg:y="11.241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9" draw:layer="layout" svg:width="2.2cm" svg:height="0.159cm" svg:x="10.6cm" svg:y="11.84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5" draw:text-style-name="P1" draw:layer="layout" svg:width="2cm" svg:height="1.2cm" svg:x="2cm" svg:y="10.4cm">
            <text:p/>
            <draw:enhanced-geometry svg:viewBox="0 0 21600 21600" draw:glue-points="10800 0 3163 3163 0 10800 3163 18437 10800 21600 18437 18437 21600 10800 18437 3163" draw:text-areas="3163 3163 18437 18437" draw:type="ring" draw:modifiers="2266.86656671664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36" draw:text-style-name="P4" draw:layer="layout" svg:width="0.4cm" svg:height="0.4cm" svg:x="2.8cm" svg:y="10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7" draw:text-style-name="P1" draw:layer="layout" svg:width="3.4cm" svg:height="3.4cm" svg:x="6cm" svg:y="1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0" draw:layer="layout" svg:width="2.992cm" svg:height="0.68cm" svg:x="6.201cm" svg:y="12.6cm">
            <text:p text:style-name="P2"><text:span text:style-name="T4">Ver Report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9" draw:text-style-name="P1" draw:layer="layout" svg:width="1cm" svg:height="1.4cm" svg:x="8cm" svg:y="10.4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5" draw:layer="layout" svg:x1="8.212cm" svg:y1="10.71cm" svg:x2="8.812cm" svg:y2="10.71cm">
              <text:p/>
            </draw:line>
            <draw:line draw:style-name="gr11" draw:text-style-name="P5" draw:layer="layout" svg:x1="8.212cm" svg:y1="11.01cm" svg:x2="8.812cm" svg:y2="11.01cm">
              <text:p/>
            </draw:line>
            <draw:line draw:style-name="gr11" draw:text-style-name="P5" draw:layer="layout" svg:x1="8.212cm" svg:y1="11.31cm" svg:x2="8.812cm" svg:y2="11.31cm">
              <text:p/>
            </draw:line>
          </draw:g>
          <draw:g>
            <draw:custom-shape draw:style-name="gr40" draw:text-style-name="P1" draw:layer="layout" svg:width="2cm" svg:height="1.2cm" svg:x="6.201cm" svg:y="11.4cm">
              <text:p/>
              <draw:enhanced-geometry svg:viewBox="0 0 21600 21600" draw:glue-points="10800 0 3163 3163 0 10800 3163 18437 10800 21600 18437 18437 21600 10800 18437 3163" draw:text-areas="3163 3163 18437 18437" draw:type="ring" draw:modifiers="2266.86656671664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36" draw:text-style-name="P4" draw:layer="layout" svg:width="0.4cm" svg:height="0.4cm" svg:x="7.001cm" svg:y="11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7" draw:text-style-name="P4" draw:layer="layout" svg:width="3.4cm" svg:height="3.4cm" svg:x="6cm" svg:y="1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2.992cm" svg:height="0.68cm" svg:x="6.341cm" svg:y="16.448cm">
            <text:p text:style-name="P2"><text:span text:style-name="T1">Atrás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2.584cm" svg:height="1.64cm" svg:x="6.342cm" svg:y="14.501cm">
            <text:p/>
            <draw:enhanced-geometry svg:viewBox="0 0 21600 21600" draw:text-areas="?f7 ?f0 21600 ?f2" draw:type="left-arrow" draw:modifiers="8113.57833655706 4949.1773308958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7" draw:text-style-name="P4" draw:layer="layout" svg:width="3.4cm" svg:height="3.4cm" svg:x="10cm" svg:y="1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2.992cm" svg:height="0.68cm" svg:x="10.341cm" svg:y="16.448cm">
            <text:p text:style-name="P2"><text:span text:style-name="T1">Ver Mas</text:span></text:p>
            <draw:enhanced-geometry svg:viewBox="0 0 21600 21600" draw:type="rectangle" draw:enhanced-path="M 0 0 L 21600 0 21600 21600 0 21600 0 0 Z N"/>
          </draw:custom-shape>
          <draw:g>
            <draw:custom-shape draw:style-name="gr40" draw:text-style-name="P1" draw:layer="layout" svg:width="2cm" svg:height="1.2cm" svg:x="10.4cm" svg:y="14.8cm">
              <text:p/>
              <draw:enhanced-geometry svg:viewBox="0 0 21600 21600" draw:glue-points="10800 0 3163 3163 0 10800 3163 18437 10800 21600 18437 18437 21600 10800 18437 3163" draw:text-areas="3163 3163 18437 18437" draw:type="ring" draw:modifiers="2266.86656671664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36" draw:text-style-name="P4" draw:layer="layout" svg:width="0.4cm" svg:height="0.4cm" svg:x="11.2cm" svg:y="15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42" draw:text-style-name="P1" draw:layer="layout" svg:width="0.8cm" svg:height="0.8cm" svg:x="12cm" svg:y="15.4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359.55056179775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4" draw:layer="layout" svg:width="2cm" svg:height="2cm" svg:x="2cm" svg:y="14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4" draw:layer="layout" svg:width="2cm" svg:height="0.6cm" svg:x="2cm" svg:y="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7" draw:text-style-name="P1" draw:layer="layout" svg:width="3.4cm" svg:height="3.4cm" svg:x="14cm" svg:y="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6" draw:layer="layout" svg:width="2.992cm" svg:height="0.68cm" svg:x="14.201cm" svg:y="16.6cm">
            <text:p text:style-name="P11"><text:span text:style-name="T2">Enviar Repor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9" draw:text-style-name="P1" draw:layer="layout" svg:width="1cm" svg:height="1.4cm" svg:x="16cm" svg:y="14.4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5" draw:layer="layout" svg:x1="16.212cm" svg:y1="14.71cm" svg:x2="16.812cm" svg:y2="14.71cm">
              <text:p/>
            </draw:line>
            <draw:line draw:style-name="gr11" draw:text-style-name="P5" draw:layer="layout" svg:x1="16.212cm" svg:y1="15.01cm" svg:x2="16.812cm" svg:y2="15.01cm">
              <text:p/>
            </draw:line>
            <draw:line draw:style-name="gr11" draw:text-style-name="P5" draw:layer="layout" svg:x1="16.212cm" svg:y1="15.31cm" svg:x2="16.812cm" svg:y2="15.31cm">
              <text:p/>
            </draw:line>
          </draw:g>
          <draw:g>
            <draw:custom-shape draw:style-name="gr45" draw:text-style-name="P1" draw:layer="layout" svg:width="1.4cm" svg:height="0.79cm" svg:x="14.4cm" svg:y="15.6cm">
              <text:p/>
              <draw:enhanced-geometry svg:viewBox="0 0 21600 21600" draw:type="rectangle" draw:enhanced-path="M 0 0 L 21600 0 21600 21600 0 21600 0 0 Z N"/>
            </draw:custom-shape>
            <draw:line draw:style-name="gr46" draw:text-style-name="P5" draw:layer="layout" svg:x1="14.4cm" svg:y1="15.6cm" svg:x2="15.1cm" svg:y2="16cm">
              <text:p/>
            </draw:line>
            <draw:line draw:style-name="gr46" draw:text-style-name="P5" draw:layer="layout" svg:x1="15.1cm" svg:y1="16cm" svg:x2="15.8cm" svg:y2="15.6cm">
              <text:p/>
            </draw:line>
            <draw:custom-shape draw:style-name="gr47" draw:text-style-name="P12" draw:layer="layout" svg:width="0.1cm" svg:height="0.1cm" svg:x="15.05cm" svg:y="15.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presentation:notes draw:style-name="dp2">
          <draw:page-thumbnail draw:style-name="gr48" draw:layer="layout" svg:width="13.968cm" svg:height="10.476cm" svg:x="3.81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Predeterminado" style:page-layout-name="PM1" draw:style-name="Mdp1">
      <draw:frame presentation:style-name="Predeterminado-title" draw:layer="backgroundobjects" svg:width="18.899cm" svg:height="4.675cm" svg:x="1.05cm" svg:y="1.116cm" presentation:class="title" presentation:placeholder="true">
        <draw:text-box/>
      </draw:frame>
      <draw:frame presentation:style-name="Predeterminado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2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1.931cm" svg:x="7.182cm" svg:y="25.50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1.931cm" svg:x="15.057cm" svg:y="25.50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4T19:57:04.656582929</meta:creation-date>
    <dc:date>2017-03-19T16:14:22.128437054</dc:date>
    <meta:editing-duration>PT3H40M48S</meta:editing-duration>
    <meta:editing-cycles>25</meta:editing-cycles>
    <meta:generator>LibreOffice/5.2.6.2$Linux_X86_64 LibreOffice_project/20m0$Build-2</meta:generator>
    <meta:document-statistic meta:object-count="147"/>
  </office:meta>
</office:document-meta>
</file>